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0.1299in"/>
      <style:text-properties style:font-name="Courier New" fo:font-size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ará <text:s text:c="51"/>PPA 2022-2025<text:line-break/>Governo Municipal de Piquet Carneiro <text:s text:c="11"/>DESPESAS POR FUNÇÃO E SUBFUNÇÃO <text:s text:c="29"/>Página : 001<text:line-break/>----------------------------------------------------------------------------------------------------------------------------------<text:line-break/>FUNÇÃO/SUBFUNÇÃO <text:s text:c="31"/>Valor 2022 <text:s text:c="7"/>Valor 2023 <text:s text:c="7"/>Valor 2024 <text:s text:c="7"/>Valor 2025 <text:s text:c="12"/>Total<text:line-break/>----------------------------------------------------------------------------------------------------------------------------------<text:line-break/>01-Legislativa <text:s text:c="115"/><text:line-break/> <text:s text:c="2"/>031-Ação Legislativa <text:s text:c="27"/>2015410 <text:s text:c="10"/>2196797 <text:s text:c="10"/>2394509 <text:s text:c="10"/>2610014 <text:s text:c="10"/>9216730<text:line-break/>----------------------------------------------------------------------------------------------------------------------------------<text:line-break/> <text:s text:c="2"/>SUBTOTAL <text:s text:c="39"/>2015410 <text:s text:c="10"/>2196797 <text:s text:c="10"/>2394509 <text:s text:c="10"/>2610014 <text:s text:c="10"/>9216730<text:line-break/>----------------------------------------------------------------------------------------------------------------------------------<text:line-break/>04-Administração <text:s text:c="113"/><text:line-break/> <text:s text:c="2"/>122-Administração Geral <text:s text:c="24"/>4299393 <text:s text:c="10"/>4717653 <text:s text:c="10"/>5130657 <text:s text:c="10"/>5604100 <text:s text:c="10"/>*******<text:line-break/> <text:s text:c="2"/>123-Administração Financeira <text:s text:c="19"/>70300 <text:s text:c="12"/>83100 <text:s text:c="12"/>90600 <text:s text:c="12"/>98800 <text:s text:c="12"/>342800 <text:line-break/> <text:s text:c="2"/>124-Controle Interno <text:s text:c="27"/>130800 <text:s text:c="11"/>142570 <text:s text:c="11"/>155400 <text:s text:c="11"/>169390 <text:s text:c="11"/>598160 <text:line-break/> <text:s text:c="2"/>128-Formação de Recursos Humanos <text:s text:c="15"/>25000 <text:s text:c="12"/>25000 <text:s text:c="12"/>25000 <text:s text:c="12"/>25000 <text:s text:c="12"/>100000 <text:line-break/> <text:s text:c="2"/>131-Comunicação Social <text:s text:c="25"/>163500 <text:s text:c="11"/>178200 <text:s text:c="11"/>194200 <text:s text:c="11"/>211700 <text:s text:c="11"/>747600 <text:line-break/> <text:s text:c="2"/>SUBTOTAL <text:s text:c="39"/>4688993 <text:s text:c="10"/>5146523 <text:s text:c="10"/>5595857 <text:s text:c="10"/>6108990 <text:s text:c="10"/>*******<text:line-break/>----------------------------------------------------------------------------------------------------------------------------------<text:line-break/>06-Segurança Pública <text:s text:c="109"/><text:line-break/> <text:s text:c="2"/>122-Administração Geral <text:s text:c="24"/>30000 <text:s text:c="12"/>35000 <text:s text:c="12"/>40000 <text:s text:c="12"/>45000 <text:s text:c="12"/>150000 <text:line-break/> <text:s text:c="2"/>181-Policiamento <text:s text:c="31"/>52000 <text:s text:c="12"/>65000 <text:s text:c="12"/>78000 <text:s text:c="12"/>90000 <text:s text:c="12"/>285000 <text:line-break/>----------------------------------------------------------------------------------------------------------------------------------<text:line-break/> <text:s text:c="2"/>SUBTOTAL <text:s text:c="39"/>82000 <text:s text:c="12"/>100000 <text:s text:c="11"/>118000 <text:s text:c="11"/>135000 <text:s text:c="11"/>435000 <text:line-break/>----------------------------------------------------------------------------------------------------------------------------------<text:line-break/>08-Assistência Social <text:s text:c="108"/><text:line-break/> <text:s text:c="2"/>122-Administração Geral <text:s text:c="24"/>1408000 <text:s text:c="10"/>1525720 <text:s text:c="10"/>1654035 <text:s text:c="10"/>1793898 <text:s text:c="10"/>6381653<text:line-break/> <text:s text:c="2"/>125-Normalização e Fiscalização <text:s text:c="16"/>35000 <text:s text:c="12"/>45000 <text:s text:c="12"/>55000 <text:s text:c="12"/>65000 <text:s text:c="12"/>200000 <text:line-break/> <text:s text:c="2"/>241-Assistência ao Idoso <text:s text:c="23"/>115000 <text:s text:c="11"/>115000 <text:s text:c="11"/>115000 <text:s text:c="11"/>115000 <text:s text:c="11"/>460000 <text:line-break/> <text:s text:c="2"/>242-Assistência ao Portador de Defici <text:s text:c="10"/>40000 <text:s text:c="12"/>40000 <text:s text:c="12"/>40000 <text:s text:c="12"/>40000 <text:s text:c="12"/>160000 <text:line-break/> <text:s text:c="2"/>243-Assistência à Criança e ao Adoles <text:s text:c="10"/>448700 <text:s text:c="11"/>492845 <text:s text:c="11"/>541159 <text:s text:c="11"/>666037 <text:s text:c="11"/>2148741<text:line-break/> <text:s text:c="2"/>244-Assistência Comunitária <text:s text:c="20"/>835760 <text:s text:c="11"/>905253 <text:s text:c="11"/>981822 <text:s text:c="11"/>1066189 <text:s text:c="10"/>3789024<text:line-break/>----------------------------------------------------------------------------------------------------------------------------------<text:line-break/> <text:s text:c="2"/>SUBTOTAL <text:s text:c="39"/>2882460 <text:s text:c="10"/>3123818 <text:s text:c="10"/>3387016 <text:s text:c="10"/>3746124 <text:s text:c="10"/>*******<text:line-break/>----------------------------------------------------------------------------------------------------------------------------------<text:line-break/>09-Previdência Social <text:s text:c="108"/><text:line-break/> <text:s text:c="2"/>272-Previdência do Regime Estatutário <text:s text:c="10"/>348800 <text:s text:c="11"/>380100 <text:s text:c="11"/>414400 <text:s text:c="11"/>451700 <text:s text:c="11"/>1595000<text:line-break/>----------------------------------------------------------------------------------------------------------------------------------<text:line-break/> <text:s text:c="2"/>SUBTOTAL <text:s text:c="39"/>348800 <text:s text:c="11"/>380100 <text:s text:c="11"/>414400 <text:s text:c="11"/>451700 <text:s text:c="11"/>1595000<text:line-break/>----------------------------------------------------------------------------------------------------------------------------------<text:line-break/>10-Saúde <text:s text:c="121"/><text:line-break/> <text:s text:c="2"/>122-Administração Geral <text:s text:c="24"/>4533985 <text:s text:c="10"/>5109009 <text:s text:c="10"/>5754513 <text:s text:c="10"/>6478763 <text:s text:c="10"/>*******<text:line-break/> <text:s text:c="2"/>125-Normalização e Fiscalização <text:s text:c="16"/>15000 <text:s text:c="12"/>20000 <text:s text:c="12"/>25000 <text:s text:c="12"/>30000 <text:s text:c="12"/>90000 <text:s/><text:line-break/> <text:s text:c="2"/>301-Atenção Básica <text:s text:c="29"/>6265700 <text:s text:c="10"/>6827113 <text:s text:c="10"/>7440517 <text:s text:c="10"/>8108361 <text:s text:c="10"/>*******<text:line-break/> <text:s text:c="2"/>302-Assistência Hospitalar e Ambulato <text:s text:c="10"/>3923300 <text:s text:c="10"/>4253897 <text:s text:c="10"/>4614249 <text:s text:c="10"/>5007030 <text:s text:c="10"/>*******<text:line-break/> <text:s text:c="2"/>303-Suporte Profilático e Terapêutico <text:s text:c="10"/>51800 <text:s text:c="12"/>53762 <text:s text:c="12"/>55901 <text:s text:c="12"/>58232 <text:s text:c="12"/>219695 <text:line-break/> <text:s text:c="2"/>305-Vigilância Epidemiológica <text:s text:c="18"/>1090000 <text:s text:c="10"/>1188080 <text:s text:c="10"/>1295028 <text:s text:c="10"/>1411582 <text:s text:c="10"/>4984690<text:line-break/> <text:s text:c="2"/>306-Alimentação e Nutrição <text:s text:c="21"/>20000 <text:s text:c="12"/>20000 <text:s text:c="12"/>20000 <text:s text:c="12"/>20000 <text:s text:c="12"/>80000 <text:s/><text:line-break/> <text:s text:c="2"/>481-Habitação Rural <text:s text:c="28"/>81676 <text:s text:c="12"/>211479 <text:s text:c="11"/>362647 <text:s text:c="11"/>540795 <text:s text:c="11"/>1196597<text:line-break/>----------------------------------------------------------------------------------------------------------------------------------<text:line-break/> <text:s text:c="2"/>SUBTOTAL <text:s text:c="39"/>******* <text:s text:c="10"/>******* <text:s text:c="10"/>******* <text:s text:c="10"/>******* <text:s text:c="10"/>*******<text:line-break/>----------------------------------------------------------------------------------------------------------------------------------<text:line-break/>12-Educação <text:s text:c="118"/><text:line-break/> <text:s text:c="2"/>122-Administração Geral <text:s text:c="24"/>1815115 <text:s text:c="10"/>1969475 <text:s text:c="10"/>2137728 <text:s text:c="10"/>2321124 <text:s text:c="10"/>8243442<text:line-break/> <text:s text:c="2"/>125-Normalização e Fiscalização <text:s text:c="16"/>15000 <text:s text:c="12"/>20000 <text:s text:c="12"/>25000 <text:s text:c="12"/>30000 <text:s text:c="12"/>90000 <text:s/><text:line-break/> <text:s text:c="2"/>306-Alimentação e Nutrição <text:s text:c="21"/>514044 <text:s text:c="11"/>560308 <text:s text:c="11"/>610735 <text:s text:c="11"/>665702 <text:s text:c="11"/>2350789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1T18:20:07.581000000</dc:date>
    <meta:editing-duration>P0D</meta:editing-duration>
    <meta:editing-cycles>1</meta:editing-cycles>
    <meta:document-statistic meta:table-count="0" meta:image-count="0" meta:object-count="0" meta:page-count="1" meta:paragraph-count="1" meta:word-count="287" meta:character-count="7136" meta:non-whitespace-character-count="3625"/>
    <meta:generator>LibreOffice/7.6.2.1$Windows_X86_64 LibreOffice_project/56f7684011345957bbf33a7ee678afaf4d2ba333</meta:generator>
  </office:meta>
</office:document-meta>
</file>